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color="#2a6099" loext:opacity="100%" fo:font-size="32pt" style:font-size-asian="32pt" style:font-size-complex="32pt"/>
    </style:style>
    <style:style style:name="P4" style:family="paragraph">
      <loext:graphic-properties draw:fill="none" draw:fill-color="#ffffff"/>
      <style:paragraph-properties fo:text-align="center"/>
      <style:text-properties fo:color="#2a6099" loext:opacity="100%" fo:font-size="32pt" style:font-size-asian="32pt" style:font-size-complex="3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72pt" fo:font-weight="normal" style:font-size-asian="72pt" style:font-weight-asian="normal" style:font-size-complex="72pt" style:font-weight-complex="normal"/>
    </style:style>
    <style:style style:name="T4" style:family="text">
      <style:text-properties style:text-position="-8% 58%" fo:font-size="72pt" style:font-size-asian="72pt" style:font-size-complex="72pt"/>
    </style:style>
    <style:style style:name="T5" style:family="text">
      <style:text-properties style:text-position="-8% 58%" fo:font-size="72pt" fo:font-weight="normal" style:font-size-asian="72pt" style:font-weight-asian="normal" style:font-size-complex="72pt" style:font-weight-complex="normal"/>
    </style:style>
    <style:style style:name="T6" style:family="text">
      <style:text-properties fo:color="#2a6099" loext:opacity="100%" fo:font-size="32pt" style:font-size-asian="32pt" style:font-size-complex="32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59cm" svg:y1="1.429cm" svg:x2="21.59cm" svg:y2="18.891cm">
          <text:p/>
        </draw:line>
        <draw:frame draw:style-name="gr2" draw:text-style-name="P2" draw:layer="layout" svg:width="12.521cm" svg:height="3.088cm" svg:x="2.222cm" svg:y="1.587cm">
          <draw:text-box>
            <text:p><text:span text:style-name="T1">1 1 0 </text:span><text:span text:style-name="T2">1</text:span><text:span text:style-name="T1"> 1 1</text:span></text:p>
          </draw:text-box>
        </draw:frame>
        <draw:frame draw:style-name="gr2" draw:text-style-name="P2" draw:layer="layout" svg:width="8.279cm" svg:height="3.088cm" svg:x="25.098cm" svg:y="1.587cm">
          <draw:text-box>
            <text:p><text:span text:style-name="T1">1 1 0 </text:span><text:span text:style-name="T2">1</text:span></text:p>
          </draw:text-box>
        </draw:frame>
        <draw:frame draw:style-name="gr2" draw:text-style-name="P2" draw:layer="layout" svg:width="3.3cm" svg:height="3.088cm" svg:x="16.385cm" svg:y="1.287cm">
          <draw:text-box>
            <text:p><text:span text:style-name="T1">q</text:span><text:span text:style-name="T3">’</text:span><text:span text:style-name="T4">2</text:span></text:p>
          </draw:text-box>
        </draw:frame>
        <draw:frame draw:style-name="gr2" draw:text-style-name="P2" draw:layer="layout" svg:width="14.642cm" svg:height="3.088cm" svg:x="1.023cm" svg:y="5.387cm">
          <draw:text-box>
            <text:p><text:span text:style-name="T1">1 1 0 </text:span><text:span text:style-name="T3">1</text:span><text:span text:style-name="T1"> 1 1 </text:span><text:span text:style-name="T3">_</text:span></text:p>
          </draw:text-box>
        </draw:frame>
        <draw:frame draw:style-name="gr2" draw:text-style-name="P2" draw:layer="layout" svg:width="3.3cm" svg:height="3.088cm" svg:x="16.385cm" svg:y="5.087cm">
          <draw:text-box>
            <text:p><text:span text:style-name="T1">q</text:span><text:span text:style-name="T3">’</text:span><text:span text:style-name="T5">3</text:span></text:p>
          </draw:text-box>
        </draw:frame>
        <draw:frame draw:style-name="gr2" draw:text-style-name="P2" draw:layer="layout" svg:width="3.3cm" svg:height="3.088cm" svg:x="37.085cm" svg:y="1.287cm">
          <draw:text-box>
            <text:p><text:span text:style-name="T1">q</text:span><text:span text:style-name="T3">’</text:span><text:span text:style-name="T4">2</text:span></text:p>
          </draw:text-box>
        </draw:frame>
        <draw:frame draw:style-name="gr2" draw:text-style-name="P2" draw:layer="layout" svg:width="10.4cm" svg:height="3.088cm" svg:x="25.099cm" svg:y="5.087cm">
          <draw:text-box>
            <text:p><text:span text:style-name="T1">1 1 0 </text:span><text:span text:style-name="T3">1 _</text:span></text:p>
          </draw:text-box>
        </draw:frame>
        <draw:frame draw:style-name="gr2" draw:text-style-name="P2" draw:layer="layout" svg:width="3.3cm" svg:height="3.088cm" svg:x="37.085cm" svg:y="5.087cm">
          <draw:text-box>
            <text:p><text:span text:style-name="T1">q</text:span><text:span text:style-name="T3">’</text:span><text:span text:style-name="T4">2</text:span></text:p>
          </draw:text-box>
        </draw:frame>
        <draw:frame draw:style-name="gr3" draw:text-style-name="P4" draw:layer="layout" svg:width="17.981cm" svg:height="9.113cm" svg:x="1.786cm" svg:y="9.842cm">
          <draw:text-box>
            <text:p text:style-name="P3"><text:span text:style-name="T6">If </text:span><text:span text:style-name="T6">the </text:span><text:span text:style-name="T6">ma</text:span><text:span text:style-name="T6">chi</text:span><text:span text:style-name="T6">ne </text:span><text:span text:style-name="T6">out</text:span><text:span text:style-name="T6">put</text:span><text:span text:style-name="T6">s 3 </text:span><text:span text:style-name="T6">aft</text:span><text:span text:style-name="T6">er </text:span><text:span text:style-name="T6">rea</text:span><text:span text:style-name="T6">din</text:span><text:span text:style-name="T6">g </text:span><text:span text:style-name="T6">thi</text:span><text:span text:style-name="T6">s </text:span><text:span text:style-name="T6">inp</text:span><text:span text:style-name="T6">ut </text:span><text:span text:style-name="T6">stri</text:span><text:span text:style-name="T6">ng, </text:span><text:span text:style-name="T6">Th</text:span><text:span text:style-name="T6">en </text:span><text:span text:style-name="T6">thi</text:span><text:span text:style-name="T6">s </text:span><text:span text:style-name="T6">ma</text:span><text:span text:style-name="T6">chi</text:span><text:span text:style-name="T6">ne </text:span><text:span text:style-name="T6">do</text:span><text:span text:style-name="T6">es</text:span><text:span text:style-name="T6">n’t </text:span><text:span text:style-name="T6">re</text:span><text:span text:style-name="T6">me</text:span><text:span text:style-name="T6">mb</text:span><text:span text:style-name="T6">er </text:span><text:span text:style-name="T6">pre</text:span><text:span text:style-name="T6">vio</text:span><text:span text:style-name="T6">us </text:span><text:span text:style-name="T6">se</text:span><text:span text:style-name="T6">qu</text:span><text:span text:style-name="T6">en</text:span><text:span text:style-name="T6">ce</text:span><text:span text:style-name="T6">s.</text:span></text:p>
            <text:p text:style-name="P3"><text:span text:style-name="T6"/></text:p>
            <text:p text:style-name="P3"><text:span text:style-name="T7">He</text:span><text:span text:style-name="T7">nc</text:span><text:span text:style-name="T7">e, </text:span><text:span text:style-name="T6">11</text:span><text:span text:style-name="T6">01 </text:span><text:span text:style-name="T6">stri</text:span><text:span text:style-name="T6">ng </text:span><text:span text:style-name="T6">is </text:span><text:span text:style-name="T6">a </text:span><text:span text:style-name="T6">co</text:span><text:span text:style-name="T6">unt</text:span><text:span text:style-name="T6">er </text:span><text:span text:style-name="T6">ex</text:span><text:span text:style-name="T6">am</text:span><text:span text:style-name="T6">ple</text:span><text:span text:style-name="T6">.</text:span></text:p>
          </draw:text-box>
        </draw:frame>
        <draw:frame draw:style-name="gr3" draw:text-style-name="P4" draw:layer="layout" svg:width="17.981cm" svg:height="9.113cm" svg:x="23.487cm" svg:y="9.843cm">
          <draw:text-box>
            <text:p text:style-name="P3"><text:span text:style-name="T6">If the machine outputs 2 after reading this input string, Then this machine doesn’t consider successor sequences.</text:span></text:p>
            <text:p text:style-name="P3"><text:span text:style-name="T6"/></text:p>
            <text:p text:style-name="P3"><text:span text:style-name="T7">Hence, </text:span><text:span text:style-name="T6">110111 string is a counter exampl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8:03:52.710193525</meta:creation-date>
    <dc:date>2020-11-29T18:08:49.600170417</dc:date>
    <meta:editing-duration>PT1H1M34S</meta:editing-duration>
    <meta:editing-cycles>6</meta:editing-cycles>
    <meta:generator>LibreOffice/7.0.2.2$Linux_X86_64 LibreOffice_project/00$Build-2</meta:generator>
    <meta:document-statistic meta:object-count="11"/>
  </office:meta>
</office:document-meta>
</file>